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0fe7cc" officeooo:paragraph-rsid="000fe7cc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fo:font-weight="bold" officeooo:rsid="000fe7cc" officeooo:paragraph-rsid="000fe7c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officeooo:rsid="000fe7cc" officeooo:paragraph-rsid="000fe7cc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font-weight="bold" officeooo:rsid="000fe7cc" officeooo:paragraph-rsid="000fe7c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bold" officeooo:rsid="0011c872" officeooo:paragraph-rsid="0011c87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font-style="italic" fo:font-weight="bold" officeooo:rsid="0011c872" officeooo:paragraph-rsid="0011c872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11f7ad" officeooo:paragraph-rsid="0011f7a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f7ad" style:font-weight-asian="normal" style:font-weight-complex="normal"/>
    </style:style>
    <style:style style:name="T3" style:family="text">
      <style:text-properties fo:font-weight="normal" officeooo:rsid="0012f51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otações de ES3A3</text:p>
      <text:p text:style-name="P1"/>
      <text:p text:style-name="P4">Aula 03 – Padrões e Diagramas de Arquitetura (Aula 03)</text:p>
      <text:p text:style-name="P4"/>
      <text:p text:style-name="P5">Padrões de Arquitetura: <text:span text:style-name="T1">É um conceito criado em meados da década de 1990, com o nome de “Estilos de Arquitetura”. No entanto, atualmente, os termos “padrão” e “estilo” não representam distinções significativas. Ou seja, são basicamente “sinônimos”.</text:span></text:p>
      <text:p text:style-name="P5"><text:span text:style-name="T1"/></text:p>
      <text:p text:style-name="P6">Recapitulação<text:span text:style-name="T1"> </text:span><text:span text:style-name="T2">(com base no documento de anotações anterior)</text:span></text:p>
      <text:p text:style-name="P6"><text:span text:style-name="T1">Padrão de Arquitetura: </text:span><text:span text:style-name="T2">é uma descrição abstrata de como será a <text:s/>organização de todos os componentes do sistema, fornecendo orientações e boas práticas para sua construção.</text:span><text:span text:style-name="T1"> </text:span><text:span text:style-name="T2">Além disso, um sistema, dependendo de seu tamanho e contexto, poderá utilizar mais de um padrão de arquitetura.</text:span></text:p>
      <text:p text:style-name="P6"><text:span text:style-name="T2"/></text:p>
      <text:p text:style-name="P6"><text:span text:style-name="T2"/></text:p>
      <text:p text:style-name="P7"><text:span text:style-name="T1">Descrição de um Padrão de Arquitetura: Ao elaborar um documento que visa descrever um Padrão de Arquitetura, é necessário </text:span><text:span text:style-name="T3">abordar alguns tópicos: nome do padrão, descrição conceitual, exemplo do tipo de sistema que pode utilizar o padrão, vantagens e desvantagens e etc.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6"><text:span text:style-name="T2"/></text:p>
      <text:p text:style-name="P5"><text:span text:style-name="T1"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0T16:36:36.006000000</dc:date>
    <meta:editing-duration>PT35M42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6" meta:word-count="143" meta:character-count="932" meta:non-whitespace-character-count="793"/>
  </office:meta>
</office:document-meta>
</file>